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8" office:value-type="string" office:string-value="Transport Progress Status Request. Details">
            <text:p>Transport Progress Status Request. Details</text:p>
          </table:table-cell>
          <table:table-cell table:style-name="ce8" office:value-type="string" office:string-value=""/>
          <table:table-cell table:style-name="ce8" office:value-type="string" office:string-value="Transport Progress Status Request">
            <text:p>Transport Progress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Request. UBL Version Identifier. Identifier">
            <text:p>Transport Progress Status Request. UBL Vers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Request. Customization Identifier. Identifier">
            <text:p>Transport Progress Status Request. Customiza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Request. Profile Identifier. Identifier">
            <text:p>Transport Progress Status Request. Profile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Request. Profile Execution Identifier. Identifier">
            <text:p>Transport Progress Status Request. Profile Execu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Request. Identifier">
            <text:p>Transport Progress Status Request.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Request. Copy_ Indicator. Indicator">
            <text:p>Transport Progress Status Request. Copy_ Indicator. Indicator</text:p>
          </table:table-cell>
          <table:table-cell table:style-name="ce9" office:value-type="string" office:string-value=""/>
          <table:table-cell office:value-type="string" table:style-name="ce9" office:string-value="Transport Progress Status Request">
            <text:p>Transport Progress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Request. UUID. Identifier">
            <text:p>Transport Progress Status Request. UUID.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Request. Issue Date. Date">
            <text:p>Transport Progress Status Request. Issue Date. Dat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Request. Issue Time. Time">
            <text:p>Transport Progress Status Request. Issue Time. Tim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Request. Note. Text">
            <text:p>Transport Progress Status Request. Note. Text</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Transport Progress Status Request. Signature">
            <text:p>Transport Progress Status Request. Signature</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Transport Progress Status Request. Sender_ Party. Party">
            <text:p>Transport Progress Status Request. Send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Request.">
            <text:p>The party send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Transport Progress Status Request. Receiver_ Party. Party">
            <text:p>Transport Progress Status Request. Receiv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Request.">
            <text:p>The party receiv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10" office:value-type="string" office:string-value="Transport Progress Status Request. Transport Means">
            <text:p>Transport Progress Status Request. Transport Means</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10" office:value-type="string" office:string-value="Transport Progress Status Request. Status_ Location. Location">
            <text:p>Transport Progress Status Request. Status_ Location. Location</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17]"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